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resistor</text:p>
          </table:table-cell>
          <table:table-cell office:value-type="string" table:style-name="ce1">
            <text:p>voltages(lokesh)</text:p>
          </table:table-cell>
          <table:table-cell office:value-type="string" table:style-name="ce1">
            <text:p>voltages (anchit)</text:p>
          </table:table-cell>
          <table:table-cell office:value-type="string" table:style-name="ce1">
            <text:p>resistance</text:p>
          </table:table-cell>
          <table:table-cell office:value-type="string" table:style-name="ce1">
            <text:p>I(lauki)</text:p>
          </table:table-cell>
          <table:table-cell office:value-type="string" table:style-name="ce1">
            <text:p>I(Anchit)</text:p>
          </table:table-cell>
          <table:table-cell office:value-type="string" table:style-name="ce1">
            <text:p>voltage(sg)</text:p>
          </table:table-cell>
          <table:table-cell office:value-type="string" table:style-name="ce1">
            <text:p>voltage(r6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2.4180000000000001" table:style-name="ce1">
            <text:p>2.418</text:p>
          </table:table-cell>
          <table:table-cell office:value-type="float" office:value="2.4140000000000001" table:style-name="ce1">
            <text:p>2.414</text:p>
          </table:table-cell>
          <table:table-cell office:value-type="float" office:value="99.6" table:style-name="ce1">
            <text:p>99.6</text:p>
          </table:table-cell>
          <table:table-cell office:value-type="float" office:value="24.277108433734941" table:formula="of:=[.B2]/[.D2]*1000" table:style-name="ce1">
            <text:p>24.27710843</text:p>
          </table:table-cell>
          <table:table-cell office:value-type="float" office:value="2.423694779116466E-2" table:formula="of:=[.C2]/[.D2]" table:style-name="ce1">
            <text:p>0.0242369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2.5379999999999998" table:style-name="ce1">
            <text:p>2.538</text:p>
          </table:table-cell>
          <table:table-cell office:value-type="float" office:value="2.5390000000000001" table:style-name="ce1">
            <text:p>2.539</text:p>
          </table:table-cell>
          <table:table-cell office:value-type="float" office:value="216.1" table:style-name="ce1">
            <text:p>216.1</text:p>
          </table:table-cell>
          <table:table-cell office:value-type="float" office:value="11.744562702452569" table:formula="of:=[.B3]/[.D3]*1000" table:style-name="ce1">
            <text:p>11.7445627</text:p>
          </table:table-cell>
          <table:table-cell office:value-type="float" office:value="1.1749190189726979E-2" table:formula="of:=[.C3]/[.D3]" table:style-name="ce1">
            <text:p>0.011749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1.2450000000000001" table:style-name="ce1">
            <text:p>1.245</text:p>
          </table:table-cell>
          <table:table-cell office:value-type="float" office:value="1.246" table:style-name="ce1">
            <text:p>1.246</text:p>
          </table:table-cell>
          <table:table-cell office:value-type="float" office:value="98.7" table:style-name="ce1">
            <text:p>98.7</text:p>
          </table:table-cell>
          <table:table-cell office:value-type="float" office:value="12.613981762917934" table:formula="of:=[.B4]/[.D4]*1000" table:style-name="ce1">
            <text:p>12.61398176</text:p>
          </table:table-cell>
          <table:table-cell office:value-type="float" office:value="1.2624113475177305E-2" table:formula="of:=[.C4]/[.D4]" table:style-name="ce1">
            <text:p>0.0126241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1.29" table:style-name="ce1">
            <text:p>1.29</text:p>
          </table:table-cell>
          <table:table-cell office:value-type="float" office:value="1.292" table:style-name="ce1">
            <text:p>1.292</text:p>
          </table:table-cell>
          <table:table-cell office:value-type="float" office:value="216.5" table:style-name="ce1">
            <text:p>216.5</text:p>
          </table:table-cell>
          <table:table-cell office:value-type="float" office:value="5.9584295612009237" table:formula="of:=[.B5]/[.D5]*1000" table:style-name="ce1">
            <text:p>5.958429561</text:p>
          </table:table-cell>
          <table:table-cell office:value-type="float" office:value="5.9676674364896078E-3" table:formula="of:=[.C5]/[.D5]" table:style-name="ce1">
            <text:p>0.005967667</text:p>
          </table:table-cell>
          <table:table-cell table:number-columns-repeated="2" table:style-name="ce1"/>
          <table:table-cell office:value-type="string" table:style-name="ce1">
            <text:p>i(sg)</text:p>
          </table:table-cell>
          <table:table-cell office:value-type="string" table:style-name="ce1">
            <text:p>i(r6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5</text:p>
          </table:table-cell>
          <table:table-cell office:value-type="float" office:value="0.307" table:style-name="ce1">
            <text:p>0.307</text:p>
          </table:table-cell>
          <table:table-cell office:value-type="float" office:value="0.307" table:style-name="ce1">
            <text:p>0.307</text:p>
          </table:table-cell>
          <table:table-cell office:value-type="float" office:value="46.2" table:style-name="ce1">
            <text:p>46.2</text:p>
          </table:table-cell>
          <table:table-cell office:value-type="float" office:value="6.6450216450216448" table:formula="of:=[.B6]/[.D6]*1000" table:style-name="ce1">
            <text:p>6.645021645</text:p>
          </table:table-cell>
          <table:table-cell office:value-type="float" office:value="6.6450216450216447E-3" table:formula="of:=[.C6]/[.D6]" table:style-name="ce1">
            <text:p>0.006645022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5" table:style-name="ce1">
            <text:p>0.35</text:p>
          </table:table-cell>
          <table:table-cell office:value-type="float" office:value="6.6233766233766236" table:formula="of:=[.G6]/[.D6]*1000" table:style-name="ce1">
            <text:p>6.623376623</text:p>
          </table:table-cell>
          <table:table-cell office:value-type="float" office:value="7.5757575757575752" table:formula="of:=[.H6]/[.D6]*1000" table:style-name="ce1">
            <text:p>7.5757575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.98399999999999999" table:style-name="ce1">
            <text:p>0.984</text:p>
          </table:table-cell>
          <table:table-cell office:value-type="float" office:value="147.80000000000001" table:style-name="ce1">
            <text:p>147.8</text:p>
          </table:table-cell>
          <table:table-cell office:value-type="float" office:value="6.6508795669824083" table:formula="of:=[.B7]/[.D7]*1000" table:style-name="ce1">
            <text:p>6.650879567</text:p>
          </table:table-cell>
          <table:table-cell office:value-type="float" office:value="6.6576454668470899E-3" table:formula="of:=[.C7]/[.D7]" table:style-name="ce1">
            <text:p>0.006657645</text:p>
          </table:table-cell>
          <table:table-cell office:value-type="float" office:value="0.98" table:style-name="ce1">
            <text:p>0.98</text:p>
          </table:table-cell>
          <table:table-cell office:value-type="float" office:value="0.85" table:style-name="ce1">
            <text:p>0.8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sg</text:p>
          </table:table-cell>
          <table:table-cell table:number-columns-repeated="2" table:style-name="ce1"/>
          <table:table-cell office:value-type="float" office:value="463.4" table:style-name="ce1">
            <text:p>463.4</text:p>
          </table:table-cell>
          <table:table-cell table:number-columns-repeated="3" table:style-name="ce1"/>
          <table:table-cell office:value-type="float" office:value="0.85" table:style-name="ce1">
            <text:p>0.85</text:p>
          </table:table-cell>
          <table:table-cell table:number-columns-repeated="16376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v(r2)</text:p>
          </table:table-cell>
          <table:table-cell office:value-type="string" table:style-name="ce1">
            <text:p>i(r2)</text:p>
          </table:table-cell>
          <table:table-cell office:value-type="string" table:style-name="ce1">
            <text:p>v(r2) short</text:p>
          </table:table-cell>
          <table:table-cell office:value-type="string" table:style-name="ce1">
            <text:p>i(r2) short</text:p>
          </table:table-cell>
          <table:table-cell table:number-columns-repeated="16380" table:style-name="ce1"/>
        </table:table-row>
        <table:table-row table:style-name="ro1">
          <table:table-cell office:value-type="float" office:value="3.1949999999999998" table:style-name="ce1">
            <text:p>3.195</text:p>
          </table:table-cell>
          <table:table-cell office:value-type="float" office:value="1.4784821841739935E-2" table:formula="of:=[.A2]/[Sheet1.D$3]" table:style-name="ce1">
            <text:p>0.014784822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.1235539102267471E-3" table:formula="of:=[.C2]/[Sheet1.D3]" table:style-name="ce1">
            <text:p>0.003123554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3.1970000000000001" table:style-name="ce1">
            <text:p>3.197</text:p>
          </table:table-cell>
          <table:table-cell office:value-type="float" office:value="1.4794076816288755E-2" table:formula="of:=[.A3]/[Sheet1.D$3]" table:style-name="ce1">
            <text:p>0.014794077</text:p>
          </table:table-cell>
          <table:table-cell table:number-columns-repeated="16382" table:style-name="ce1"/>
        </table:table-row>
        <table:table-row table:style-name="ro1">
          <table:table-cell office:value-type="float" office:value="3.198" table:style-name="ce1">
            <text:p>3.198</text:p>
          </table:table-cell>
          <table:table-cell office:value-type="float" office:value="1.4798704303563165E-2" table:formula="of:=[.A4]/[Sheet1.D$3]" table:style-name="ce1">
            <text:p>0.014798704</text:p>
          </table:table-cell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c</text:p>
          </table:table-cell>
          <table:table-cell office:value-type="float" office:value="118.7" table:style-name="ce1">
            <text:p>118.7</text:p>
          </table:table-cell>
          <table:table-cell table:style-name="ce1"/>
          <table:table-cell office:value-type="string" table:style-name="ce1">
            <text:p>vbc</text:p>
          </table:table-cell>
          <table:table-cell office:value-type="float" office:value="2.5030000000000001" table:style-name="ce1">
            <text:p>2.503</text:p>
          </table:table-cell>
          <table:table-cell office:value-type="string" table:style-name="ce1">
            <text:p>vac</text:p>
          </table:table-cell>
          <table:table-cell office:value-type="float" office:value="2.5009999999999999" table:style-name="ce1">
            <text:p>2.501</text:p>
          </table:table-cell>
          <table:table-cell office:value-type="float" office:value="2.4980000000000002" table:style-name="ce1">
            <text:p>2.4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cb</text:p>
          </table:table-cell>
          <table:table-cell office:value-type="float" office:value="118.8" table:style-name="ce1">
            <text:p>118.8</text:p>
          </table:table-cell>
          <table:table-cell table:style-name="ce1"/>
          <table:table-cell office:value-type="string" table:style-name="ce1">
            <text:p>vbd</text:p>
          </table:table-cell>
          <table:table-cell office:value-type="float" office:value="2.5019999999999998" table:style-name="ce1">
            <text:p>2.502</text:p>
          </table:table-cell>
          <table:table-cell office:value-type="string" table:style-name="ce1">
            <text:p>vad</text:p>
          </table:table-cell>
          <table:table-cell office:value-type="float" office:value="2.4990000000000001" table:style-name="ce1">
            <text:p>2.499</text:p>
          </table:table-cell>
          <table:table-cell office:value-type="float" office:value="2.5019999999999998" table:style-name="ce1">
            <text:p>2.5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cd</text:p>
          </table:table-cell>
          <table:table-cell office:value-type="float" office:value="118.4" table:style-name="ce1">
            <text:p>118.4</text:p>
          </table:table-cell>
          <table:table-cell table:style-name="ce1"/>
          <table:table-cell office:value-type="string" table:style-name="ce1">
            <text:p>vcd</text:p>
          </table:table-cell>
          <table:table-cell office:value-type="float" office:value="1E-3" table:style-name="ce1">
            <text:p>0.001</text:p>
          </table:table-cell>
          <table:table-cell office:value-type="string" table:style-name="ce1">
            <text:p>vcb</text:p>
          </table:table-cell>
          <table:table-cell office:value-type="float" office:value="2.5" table:style-name="ce1">
            <text:p>2.5</text:p>
          </table:table-cell>
          <table:table-cell office:value-type="float" office:value="2.5009999999999999" table:style-name="ce1">
            <text:p>2.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ad</text:p>
          </table:table-cell>
          <table:table-cell office:value-type="float" office:value="118.8" table:style-name="ce1">
            <text:p>118.8</text:p>
          </table:table-cell>
          <table:table-cell table:number-columns-repeated="3" table:style-name="ce1"/>
          <table:table-cell office:value-type="string" table:style-name="ce1">
            <text:p>vdb</text:p>
          </table:table-cell>
          <table:table-cell office:value-type="float" office:value="2.5019999999999998" table:style-name="ce1">
            <text:p>2.502</text:p>
          </table:table-cell>
          <table:table-cell office:value-type="float" office:value="2.5009999999999999" table:style-name="ce1">
            <text:p>2.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db</text:p>
          </table:table-cell>
          <table:table-cell office:value-type="float" office:value="118.8" table:style-name="ce1">
            <text:p>118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b</text:p>
          </table:table-cell>
          <table:table-cell office:value-type="float" office:value="118.8" table:style-name="ce1">
            <text:p>118.8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resistor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VB</text:p>
          </table:table-cell>
          <table:table-cell office:value-type="string" table:style-name="ce1">
            <text:p>IB</text:p>
          </table:table-cell>
          <table:table-cell office:value-type="string" table:style-name="ce1">
            <text:p>voltages(lokesh)</text:p>
          </table:table-cell>
          <table:table-cell office:value-type="string" table:style-name="ce1">
            <text:p>I(lauki)</text:p>
          </table:table-cell>
          <table:table-cell office:value-type="string" table:style-name="ce1">
            <text:p>VBIA</text:p>
          </table:table-cell>
          <table:table-cell office:value-type="string" table:style-name="ce1">
            <text:p>VAI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217.6" table:style-name="ce1">
            <text:p>217.6</text:p>
          </table:table-cell>
          <table:table-cell office:value-type="float" office:value="5.5540000000000003" table:style-name="ce1">
            <text:p>5.554</text:p>
          </table:table-cell>
          <table:table-cell office:value-type="float" office:value="2.552389705882353E-2" table:formula="of:=[.C2]/[.B2]" table:style-name="ce1">
            <text:p>0.025523897</text:p>
          </table:table-cell>
          <table:table-cell office:value-type="float" office:value="2.4180000000000001" table:style-name="ce1">
            <text:p>2.418</text:p>
          </table:table-cell>
          <table:table-cell office:value-type="float" office:value="2.4277108433734942E-2" table:formula="of:=[Sheet1.B2]/[Sheet1.D2]" table:style-name="ce1">
            <text:p>0.024277108</text:p>
          </table:table-cell>
          <table:table-cell office:value-type="float" office:value="0.13483506024096387" table:formula="of:=[.C2]*[.F2]" table:style-name="ce3">
            <text:p>0.135</text:p>
          </table:table-cell>
          <table:table-cell office:value-type="float" office:value="6.1716783088235298E-2" table:formula="of:=[.E2]*[.D2]" table:style-name="ce3">
            <text:p>0.0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100" table:style-name="ce1">
            <text:p>100</text:p>
          </table:table-cell>
          <table:table-cell office:value-type="float" office:value="1.5249999999999999" table:style-name="ce1">
            <text:p>1.525</text:p>
          </table:table-cell>
          <table:table-cell office:value-type="float" office:value="1.525E-2" table:formula="of:=[.C3]/[.B3]" table:style-name="ce1">
            <text:p>0.01525</text:p>
          </table:table-cell>
          <table:table-cell office:value-type="float" office:value="2.5379999999999998" table:style-name="ce1">
            <text:p>2.538</text:p>
          </table:table-cell>
          <table:table-cell office:value-type="float" office:value="1.1744562702452568E-2" table:formula="of:=[Sheet1.B3]/[Sheet1.D3]" table:style-name="ce1">
            <text:p>0.011744563</text:p>
          </table:table-cell>
          <table:table-cell office:value-type="float" office:value="1.7910458121240164E-2" table:formula="of:=[.C3]*[.F3]" table:style-name="ce3">
            <text:p>0.018</text:p>
          </table:table-cell>
          <table:table-cell office:value-type="float" office:value="3.8704499999999996E-2" table:formula="of:=[.E3]*[.D3]" table:style-name="ce3">
            <text:p>0.0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7" table:style-name="ce1">
            <text:p>46.7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1.0342612419700213E-2" table:formula="of:=[.C4]/[.B4]" table:style-name="ce1">
            <text:p>0.010342612</text:p>
          </table:table-cell>
          <table:table-cell office:value-type="float" office:value="1.2450000000000001" table:style-name="ce1">
            <text:p>1.245</text:p>
          </table:table-cell>
          <table:table-cell office:value-type="float" office:value="1.2613981762917933E-2" table:formula="of:=[Sheet1.B4]/[Sheet1.D4]" table:style-name="ce1">
            <text:p>0.012613982</text:p>
          </table:table-cell>
          <table:table-cell office:value-type="float" office:value="6.0925531914893614E-3" table:formula="of:=[.C4]*[.F4]" table:style-name="ce3">
            <text:p>0.006</text:p>
          </table:table-cell>
          <table:table-cell office:value-type="float" office:value="1.2876552462526766E-2" table:formula="of:=[.E4]*[.D4]" table:style-name="ce3">
            <text:p>0.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147.1" table:style-name="ce1">
            <text:p>147.1</text:p>
          </table:table-cell>
          <table:table-cell office:value-type="float" office:value="1.0409999999999999" table:style-name="ce1">
            <text:p>1.041</text:p>
          </table:table-cell>
          <table:table-cell office:value-type="float" office:value="7.0768184908225696E-3" table:formula="of:=[.C5]/[.B5]" table:style-name="ce1">
            <text:p>0.007076818</text:p>
          </table:table-cell>
          <table:table-cell office:value-type="float" office:value="1.29" table:style-name="ce1">
            <text:p>1.29</text:p>
          </table:table-cell>
          <table:table-cell office:value-type="float" office:value="5.9584295612009237E-3" table:formula="of:=[Sheet1.B5]/[Sheet1.D5]" table:style-name="ce1">
            <text:p>0.00595843</text:p>
          </table:table-cell>
          <table:table-cell office:value-type="float" office:value="6.2027251732101616E-3" table:formula="of:=[.C5]*[.F5]" table:style-name="ce3">
            <text:p>0.006</text:p>
          </table:table-cell>
          <table:table-cell office:value-type="float" office:value="9.1290958531611149E-3" table:formula="of:=[.E5]*[.D5]" table:style-name="ce3">
            <text:p>0.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</text:p>
          </table:table-cell>
          <table:table-cell office:value-type="float" office:value="214.8" table:style-name="ce1">
            <text:p>214.8</text:p>
          </table:table-cell>
          <table:table-cell office:value-type="float" office:value="0.71299999999999997" table:style-name="ce1">
            <text:p>0.713</text:p>
          </table:table-cell>
          <table:table-cell office:value-type="float" office:value="3.3193668528864058E-3" table:formula="of:=[.C6]/[.B6]" table:style-name="ce1">
            <text:p>0.003319367</text:p>
          </table:table-cell>
          <table:table-cell office:value-type="float" office:value="0.307" table:style-name="ce1">
            <text:p>0.307</text:p>
          </table:table-cell>
          <table:table-cell office:value-type="float" office:value="6.6450216450216447E-3" table:formula="of:=[Sheet1.B6]/[Sheet1.D6]" table:style-name="ce1">
            <text:p>0.006645022</text:p>
          </table:table-cell>
          <table:table-cell office:value-type="float" office:value="4.7379004329004323E-3" table:formula="of:=[.C6]*[.F6]" table:style-name="ce3">
            <text:p>0.005</text:p>
          </table:table-cell>
          <table:table-cell office:value-type="float" office:value="1.0190456238361265E-3" table:formula="of:=[.E6]*[.D6]" table:style-name="ce3">
            <text:p>0.0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98.9" table:style-name="ce1">
            <text:p>98.9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3.2962588473205256E-3" table:formula="of:=[.C7]/[.B7]" table:style-name="ce1">
            <text:p>0.003296259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6.6508795669824082E-3" table:formula="of:=[Sheet1.B7]/[Sheet1.D7]" table:style-name="ce1">
            <text:p>0.00665088</text:p>
          </table:table-cell>
          <table:table-cell office:value-type="float" office:value="2.1681867388362651E-3" table:formula="of:=[.C7]*[.F7]" table:style-name="ce3">
            <text:p>0.002</text:p>
          </table:table-cell>
          <table:table-cell office:value-type="float" office:value="3.2402224469160767E-3" table:formula="of:=[.E7]*[.D7]" table:style-name="ce3">
            <text:p>0.0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applied</text:p>
          </table:table-cell>
          <table:table-cell office:value-type="string" table:style-name="ce1">
            <text:p>7V</text:p>
          </table:table-cell>
          <table:table-cell table:number-columns-repeated="4" table:style-name="ce1"/>
          <table:table-cell office:value-type="float" office:value="0.17" table:style-name="ce1">
            <text:p>0.17</text:p>
          </table:table-cell>
          <table:table-cell office:value-type="float" office:value="0.13" table:style-name="ce1">
            <text:p>0.13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Lokesh Patel</dc:creator>
    <meta:creation-date>2018-01-08T12:00:12Z</meta:creation-date>
    <dc:date>2018-01-13T09:15:56Z</dc:date>
    <meta:editing-cycles>6</meta:editing-cycles>
    <meta:editing-duration>PT3141S</meta:editing-duration>
  </office:meta>
</office:document-meta>
</file>